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7">
      <style:graphic-properties draw:fill="none" draw:stroke="solid" svg:stroke-width="0.0625in" svg:stroke-color="#595959" draw:marker-end="a616" svg:stroke-opacity="100%" draw:stroke-linejoin="miter" svg:stroke-linecap="butt"/>
    </style:style>
    <style:style style:family="graphic" style:name="a619">
      <style:graphic-properties draw:fill="none" draw:stroke="solid" svg:stroke-width="0.0625in" svg:stroke-color="#595959" draw:marker-end="a618" svg:stroke-opacity="100%" draw:stroke-linejoin="miter" svg:stroke-linecap="but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draw:fill="none" draw:stroke="solid" svg:stroke-width="0.0625in" svg:stroke-color="#595959" draw:marker-end="a620" svg:stroke-opacity="100%" draw:stroke-linejoin="miter" svg:stroke-linecap="butt"/>
    </style:style>
    <style:style style:family="graphic" style:name="a623">
      <style:graphic-properties draw:fill="none" draw:stroke="solid" svg:stroke-width="0.0625in" svg:stroke-color="#595959" draw:marker-end="a622" svg:stroke-opacity="100%" draw:stroke-linejoin="miter" svg:stroke-linecap="butt"/>
    </style:style>
    <style:style style:family="graphic" style:name="a625">
      <style:graphic-properties draw:fill="none" draw:stroke="solid" svg:stroke-width="0.04167in" svg:stroke-color="#c00000" draw:marker-end="a624" svg:stroke-opacity="100%" draw:stroke-linejoin="miter" svg:stroke-linecap="butt"/>
    </style:style>
    <style:style style:family="graphic" style:name="a627">
      <style:graphic-properties draw:fill="none" draw:stroke="solid" svg:stroke-width="0.04167in" svg:stroke-color="#c00000" draw:marker-end="a626" svg:stroke-opacity="100%" draw:stroke-linejoin="miter" svg:stroke-linecap="butt"/>
    </style:style>
    <style:style style:family="graphic" style:name="a629">
      <style:graphic-properties draw:fill="none" draw:stroke="solid" svg:stroke-width="0.04167in" svg:stroke-color="#c00000" draw:marker-end="a628" svg:stroke-opacity="100%" draw:stroke-linejoin="miter" svg:stroke-linecap="butt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5959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4">
      <style:graphic-properties draw:fill="none" draw:stroke="solid" svg:stroke-width="0.04167in" svg:stroke-color="#c00000" draw:marker-end="a633" svg:stroke-opacity="100%" draw:stroke-linejoin="miter" svg:stroke-linecap="butt"/>
    </style:style>
    <style:style style:family="graphic" style:name="a636">
      <style:graphic-properties draw:fill="none" draw:stroke="solid" svg:stroke-width="0.04167in" svg:stroke-color="#c00000" draw:marker-end="a635" svg:stroke-opacity="100%" draw:stroke-linejoin="miter" svg:stroke-linecap="butt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1" draw:master-page-name="Master1-Layout1-title-Diapositive-de-titre" presentation:presentation-page-layout-name="Master1-PPL1" draw:id="Slide-256">
        <draw:frame draw:id="id63" presentation:style-name="a385" draw:name="Titre 1" svg:x="0.5625in" svg:y="2.1821in" svg:width="6.375in" svg:height="4.64198in" presentation:class="title" presentation:placeholder="false">
          <draw:text-box>
            <text:p text:style-name="a384" text:class-names="" text:cond-style-name=""><text:span text:style-name="a382" text:class-names="">Structure de l’Appli</text:span><text:span text:style-name="a383" text:class-names=""/></text:p>
          </draw:text-box>
          <svg:title/>
          <svg:desc/>
        </draw:frame>
        <draw:frame draw:id="id64" presentation:style-name="a389" draw:name="Sous-titre 2" svg:x="0.9375in" svg:y="7.00309in" svg:width="5.625in" svg:height="3.21913in" presentation:class="subtitle" presentation:placeholder="false">
          <draw:text-box>
            <text:p text:style-name="a388" text:class-names="" text:cond-style-name=""><text:span text:style-name="a386" text:class-names="">Projet Application Calcul Mental Android</text:span><text:span text:style-name="a387" text:class-names=""/></text:p>
          </draw:text-box>
          <svg:title/>
          <svg:desc/>
        </draw:frame>
      </draw:page>
      <draw:page draw:name="Slide2" draw:style-name="a390" draw:master-page-name="Master1-Layout2-obj-Titre-et-contenu" presentation:presentation-page-layout-name="Master1-PPL2" draw:id="Slide-257">
        <draw:frame draw:id="id65" draw:style-name="a583" draw:name="ZoneTexte 3" svg:x="0in" svg:y="0in" svg:width="7.5in" svg:height="10.32471in">
          <draw:text-box>
            <text:p text:style-name="a392" text:class-names="" text:cond-style-name=""><text:span text:style-name="a391" text:class-names=""/></text:p>
            <text:p text:style-name="a396" text:class-names="" text:cond-style-name=""><text:span text:style-name="a393" text:class-names="">Structure<text:s text:c="1"/></text:span><text:span text:style-name="a394" text:class-names="">de l’Appli<text:s text:c="1"/></text:span><text:span text:style-name="a395" text:class-names="">:</text:span></text:p>
            <text:p text:style-name="a398" text:class-names="" text:cond-style-name=""><text:span text:style-name="a397" text:class-names=""/></text:p>
            <text:p text:style-name="a401" text:class-names="" text:cond-style-name=""><text:span text:style-name="a399" text:class-names="">==================</text:span><text:span text:style-name="a400" text:class-names="">=======================================================================================</text:span></text:p>
            <text:p text:style-name="a403" text:class-names="" text:cond-style-name=""><text:span text:style-name="a402" text:class-names=""/></text:p>
            <text:p text:style-name="a405" text:class-names="" text:cond-style-name=""><text:span text:style-name="a404" text:class-names=""/></text:p>
            <text:p text:style-name="a410" text:class-names="" text:cond-style-name=""><text:span text:style-name="a406" text:class-names="">Page<text:s text:c="1"/></text:span><text:span text:style-name="a407" text:class-names="">Principale (HOME)<text:s text:c="1"/></text:span><text:span text:style-name="a408" text:class-names="">: redirection page</text:span><text:span text:style-name="a409" text:class-names=""/></text:p>
            <text:p text:style-name="a412" text:class-names="" text:cond-style-name=""><text:span text:style-name="a411" text:class-names=""><text:tab/>- 2 fonctions :</text:span></text:p>
            <text:p text:style-name="a415" text:class-names="" text:cond-style-name=""><text:span text:style-name="a413" text:class-names=""><text:tab/><text:tab/>-&gt; Nouvelle<text:s text:c="1"/></text:span><text:span text:style-name="a414" text:class-names="">partie (BTN) : redirection page (NEW)</text:span></text:p>
            <text:p text:style-name="a419" text:class-names="" text:cond-style-name=""><text:span text:style-name="a416" text:class-names=""><text:tab/><text:tab/></text:span><text:span text:style-name="a417" text:class-names="">-&gt; Score (BTN)<text:s text:c="1"/></text:span><text:span text:style-name="a418" text:class-names="">: redirection page (SCORE)</text:span></text:p>
            <text:p text:style-name="a421" text:class-names="" text:cond-style-name=""><text:span text:style-name="a420" text:class-names=""/></text:p>
            <text:p text:style-name="a424" text:class-names="" text:cond-style-name=""><text:span text:style-name="a422" text:class-names="">=========================================================================================================</text:span><text:span text:style-name="a423" text:class-names=""/></text:p>
            <text:p text:style-name="a426" text:class-names="" text:cond-style-name=""><text:span text:style-name="a425" text:class-names=""/></text:p>
            <text:p text:style-name="a432" text:class-names="" text:cond-style-name=""><text:span text:style-name="a427" text:class-names="">Page Nouvelle</text:span><text:span text:style-name="a428" text:class-names=""><text:s text:c="1"/></text:span><text:span text:style-name="a429" text:class-names="">Partie</text:span><text:span text:style-name="a430" text:class-names=""><text:s text:c="1"/></text:span><text:span text:style-name="a431" text:class-names="">(NEW) :</text:span></text:p>
            <text:p text:style-name="a437" text:class-names="" text:cond-style-name=""><text:span text:style-name="a433" text:class-names=""><text:tab/></text:span><text:span text:style-name="a434" text:class-names="">-</text:span><text:span text:style-name="a435" text:class-names=""><text:s text:c="1"/></text:span><text:span text:style-name="a436" text:class-names="">MENU</text:span></text:p>
            <text:p text:style-name="a445" text:class-names="" text:cond-style-name=""><text:span text:style-name="a438" text:class-names=""><text:tab/><text:tab/></text:span><text:span text:style-name="a439" text:class-names="">-&gt;</text:span><text:span text:style-name="a440" text:class-names=""><text:s text:c="1"/></text:span><text:span text:style-name="a441" text:class-names="">retour</text:span><text:span text:style-name="a442" text:class-names=""><text:s text:c="1"/></text:span><text:span text:style-name="a443" text:class-names="">:</text:span><text:span text:style-name="a444" text:class-names=""><text:s text:c="1"/>redirection page (HOME)</text:span></text:p>
            <text:p text:style-name="a452" text:class-names="" text:cond-style-name=""><text:span text:style-name="a446" text:class-names=""><text:tab/></text:span><text:span text:style-name="a447" text:class-names="">-</text:span><text:span text:style-name="a448" text:class-names=""><text:s text:c="1"/></text:span><text:span text:style-name="a449" text:class-names="">SCREE</text:span><text:span text:style-name="a450" text:class-names="">N</text:span><text:span text:style-name="a451" text:class-names=""/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<text:tab/>-&gt; Nommage Partie (INPUT TEXT)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<text:tab/>-&gt; Sélection Difficulté (SELECT)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59" text:class-names=""><text:tab/></text:span><text:span text:style-name="a460" text:class-names="">-&gt; Lancement (BTN) : redirection page (PARTIE)</text:span></text:p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p text:style-name="a464" text:class-names="" text:cond-style-name=""><text:span text:style-name="a463" text:class-names=""/></text:p>
                  </text:list-item>
                </text:list>
              </text:list-item>
            </text:list>
            <text:p text:style-name="a468" text:class-names="" text:cond-style-name=""><text:span text:style-name="a466" text:class-names="">=========================================================================================================</text:span><text:span text:style-name="a467" text:class-names=""/></text:p>
            <text:p text:style-name="a470" text:class-names="" text:cond-style-name=""><text:span text:style-name="a469" text:class-names=""/></text:p>
            <text:p text:style-name="a476" text:class-names="" text:cond-style-name=""><text:span text:style-name="a471" text:class-names="">Page Score</text:span><text:span text:style-name="a472" text:class-names=""><text:s text:c="1"/></text:span><text:span text:style-name="a473" text:class-names="">(SCORE)</text:span><text:span text:style-name="a474" text:class-names=""><text:s text:c="1"/></text:span><text:span text:style-name="a475" text:class-names="">:</text:span></text:p>
            <text:p text:style-name="a478" text:class-names="" text:cond-style-name=""><text:span text:style-name="a477" text:class-names=""><text:tab/>- MENU</text:span></text:p>
            <text:p text:style-name="a480" text:class-names="" text:cond-style-name=""><text:span text:style-name="a479" text:class-names=""><text:tab/><text:tab/>-&gt; menu déroulant</text:span></text:p>
            <text:p text:style-name="a482" text:class-names="" text:cond-style-name=""><text:span text:style-name="a481" text:class-names=""><text:tab/><text:tab/><text:tab/>- retour : redirection page (HOME)</text:span></text:p>
            <text:p text:style-name="a484" text:class-names="" text:cond-style-name=""><text:span text:style-name="a483" text:class-names=""><text:tab/>- SCREEN</text:span></text:p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><text:tab/>-&gt; Classement des 10 meilleurs scores (BTN)<text:s text:c="1"/></text:span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<text:tab/><text:tab/>- Affichage liste (AFFICHE TEXT)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<text:tab/>-&gt; Liste des 20 derniers scores (BTN)<text:s text:c="1"/>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p text:style-name="a495" text:class-names="" text:cond-style-name=""><text:span text:style-name="a494" text:class-names=""><text:tab/><text:tab/>- Affichage liste (AFFICHE TEXT)</text:span></text:p>
                  </text:list-item>
                </text:list>
              </text:list-item>
            </text:list>
            <text:p text:style-name="a498" text:class-names="" text:cond-style-name=""><text:span text:style-name="a497" text:class-names=""/></text:p>
            <text:p text:style-name="a501" text:class-names="" text:cond-style-name=""><text:span text:style-name="a499" text:class-names="">=========================================================================================================</text:span><text:span text:style-name="a500" text:class-names=""/></text:p>
            <text:p text:style-name="a503" text:class-names="" text:cond-style-name=""><text:span text:style-name="a502" text:class-names=""/></text:p>
            <text:p text:style-name="a505" text:class-names="" text:cond-style-name=""><text:span text:style-name="a504" text:class-names="">Page Partie (PARTIE) :</text:span></text:p>
            <text:p text:style-name="a507" text:class-names="" text:cond-style-name=""><text:span text:style-name="a506" text:class-names=""><text:tab/>-&gt; MENU :</text:span></text:p>
            <text:p text:style-name="a509" text:class-names="" text:cond-style-name=""><text:span text:style-name="a508" text:class-names=""><text:tab/><text:tab/>- score actuel</text:span></text:p>
            <text:p text:style-name="a511" text:class-names="" text:cond-style-name=""><text:span text:style-name="a510" text:class-names=""><text:tab/><text:tab/>- nb erreur restante</text:span></text:p>
            <text:p text:style-name="a513" text:class-names="" text:cond-style-name=""><text:span text:style-name="a512" text:class-names=""><text:tab/><text:tab/>- menu déroulant</text:span></text:p>
            <text:p text:style-name="a515" text:class-names="" text:cond-style-name=""><text:span text:style-name="a514" text:class-names=""><text:tab/><text:tab/><text:tab/>-&gt; restart : redirection page (PARTIE)</text:span></text:p>
            <text:p text:style-name="a517" text:class-names="" text:cond-style-name=""><text:span text:style-name="a516" text:class-names=""><text:tab/><text:tab/><text:tab/>-&gt; quitter : redirection page (END)</text:span></text:p>
            <text:p text:style-name="a519" text:class-names="" text:cond-style-name=""><text:span text:style-name="a518" text:class-names=""><text:tab/><text:tab/><text:tab/>-&gt; retour : redirection page (HOME)</text:span></text:p>
            <text:p text:style-name="a521" text:class-names="" text:cond-style-name=""><text:span text:style-name="a520" text:class-names=""><text:tab/>-&gt; SCREEN :</text:span></text:p>
            <text:p text:style-name="a524" text:class-names="" text:cond-style-name=""><text:span text:style-name="a522" text:class-names=""><text:tab/><text:tab/></text:span><text:span text:style-name="a523" text:class-names="">- CALCULATRICE</text:span></text:p>
            <text:p text:style-name="a527" text:class-names="" text:cond-style-name=""><text:span text:style-name="a525" text:class-names=""><text:tab/><text:tab/></text:span><text:span text:style-name="a526" text:class-names="">- FOOTER</text:span></text:p>
            <text:p text:style-name="a533" text:class-names="" text:cond-style-name=""><text:span text:style-name="a528" text:class-names=""><text:tab/><text:tab/><text:tab/></text:span><text:span text:style-name="a529" text:class-names="">-&gt;</text:span><text:span text:style-name="a530" text:class-names=""><text:s text:c="1"/>E</text:span><text:span text:style-name="a531" text:class-names="">ffacer (BTN)</text:span><text:span text:style-name="a532" text:class-names=""/></text:p>
            <text:p text:style-name="a535" text:class-names="" text:cond-style-name=""><text:span text:style-name="a534" text:class-names=""><text:tab/><text:tab/><text:tab/>-&gt; Valider (BTN) : si terminé =&gt; redirection page (END)</text:span></text:p>
            <text:p text:style-name="a537" text:class-names="" text:cond-style-name=""><text:span text:style-name="a536" text:class-names=""/></text:p>
            <text:p text:style-name="a539" text:class-names="" text:cond-style-name=""><text:span text:style-name="a538" text:class-names="">=========================================================================================================</text:span></text:p>
            <text:p text:style-name="a541" text:class-names="" text:cond-style-name=""><text:span text:style-name="a540" text:class-names=""/></text:p>
            <text:p text:style-name="a547" text:class-names="" text:cond-style-name=""><text:span text:style-name="a542" text:class-names="">Page</text:span><text:span text:style-name="a543" text:class-names=""><text:s text:c="1"/></text:span><text:span text:style-name="a544" text:class-names="">Fin</text:span><text:span text:style-name="a545" text:class-names=""><text:s text:c="1"/></text:span><text:span text:style-name="a546" text:class-names="">Partie (END) :</text:span></text:p>
            <text:p text:style-name="a550" text:class-names="" text:cond-style-name=""><text:span text:style-name="a548" text:class-names=""><text:tab/></text:span><text:span text:style-name="a549" text:class-names="">-&gt; MENU :</text:span></text:p>
            <text:p text:style-name="a552" text:class-names="" text:cond-style-name=""><text:span text:style-name="a551" text:class-names=""><text:tab/><text:tab/>- menu déroulant</text:span></text:p>
            <text:p text:style-name="a554" text:class-names="" text:cond-style-name=""><text:span text:style-name="a553" text:class-names=""><text:tab/><text:tab/><text:tab/>-&gt; retour : redirection page (HOME)</text:span></text:p>
            <text:p text:style-name="a556" text:class-names="" text:cond-style-name=""><text:span text:style-name="a555" text:class-names=""><text:tab/>-&gt; SCREEN :</text:span></text:p>
            <text:p text:style-name="a572" text:class-names="" text:cond-style-name=""><text:span text:style-name="a557" text:class-names=""><text:tab/><text:tab/></text:span><text:span text:style-name="a558" text:class-names="">-</text:span><text:span text:style-name="a559" text:class-names=""><text:s text:c="1"/></text:span><text:span text:style-name="a560" text:class-names="">affichage</text:span><text:span text:style-name="a561" text:class-names=""><text:s text:c="1"/></text:span><text:span text:style-name="a562" text:class-names="">score</text:span><text:span text:style-name="a563" text:class-names=""><text:s text:c="1"/></text:span><text:span text:style-name="a564" text:class-names="">+</text:span><text:span text:style-name="a565" text:class-names=""><text:s text:c="1"/></text:span><text:span text:style-name="a566" text:class-names="">redirection</text:span><text:span text:style-name="a567" text:class-names=""><text:s text:c="1"/></text:span><text:span text:style-name="a568" text:class-names="">page</text:span><text:span text:style-name="a569" text:class-names=""><text:s text:c="1"/></text:span><text:span text:style-name="a570" text:class-names="">(SCORE)</text:span><text:span text:style-name="a571" text:class-names=""/></text:p>
            <text:p text:style-name="a574" text:class-names="" text:cond-style-name=""><text:span text:style-name="a573" text:class-names=""><text:tab/><text:tab/>- restart (BTN) : redirection page (PARTIE)</text:span></text:p>
            <text:p text:style-name="a582" text:class-names="" text:cond-style-name=""><text:span text:style-name="a575" text:class-names=""><text:tab/><text:tab/></text:span><text:span text:style-name="a576" text:class-names="">-</text:span><text:span text:style-name="a577" text:class-names=""><text:s text:c="1"/></text:span><text:span text:style-name="a578" text:class-names="">accueil</text:span><text:span text:style-name="a579" text:class-names=""><text:s text:c="1"/></text:span><text:span text:style-name="a580" text:class-names="">(BTN)</text:span><text:span text:style-name="a581" text:class-names=""><text:s text:c="1"/>: redirection page (HOME)</text:span></text:p>
          </draw:text-box>
          <svg:title/>
          <svg:desc/>
        </draw:frame>
      </draw:page>
      <draw:page draw:name="Slide3" draw:style-name="a584" draw:master-page-name="Master1-Layout2-obj-Titre-et-contenu" presentation:presentation-page-layout-name="Master1-PPL2" draw:id="Slide-258">
        <draw:frame draw:id="id66" draw:style-name="a593" draw:name="ZoneTexte 4" svg:x="-0.00316in" svg:y="0in" svg:width="7.50316in" svg:height="1.00977in">
          <draw:text-box>
            <text:p text:style-name="a586" text:class-names="" text:cond-style-name=""><text:span text:style-name="a585" text:class-names=""/></text:p>
            <text:p text:style-name="a590" text:class-names="" text:cond-style-name=""><text:span text:style-name="a587" text:class-names="">Structure<text:s text:c="1"/></text:span><text:span text:style-name="a588" text:class-names="">de l’Appli<text:s text:c="1"/></text:span><text:span text:style-name="a589" text:class-names="">:</text:span></text:p>
            <text:p text:style-name="a592" text:class-names="" text:cond-style-name=""><text:span text:style-name="a591" text:class-names=""/></text:p>
          </draw:text-box>
          <svg:title/>
          <svg:desc/>
        </draw:frame>
        <draw:custom-shape svg:x="2.96102in" svg:y="2.86687in" svg:width="1.5748in" svg:height="0.7874in" draw:id="id67" draw:style-name="a597" draw:name="Rectangle 5">
          <svg:title/>
          <svg:desc/>
          <text:p text:style-name="a596" text:class-names="" text:cond-style-name=""><text:span text:style-name="a594" text:class-names="">HOME</text:span><text:span text:style-name="a5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3582in" svg:y="5.37401in" svg:width="1.5748in" svg:height="0.7874in" draw:id="id68" draw:style-name="a601" draw:name="Rectangle 6">
          <svg:title/>
          <svg:desc/>
          <text:p text:style-name="a600" text:class-names="" text:cond-style-name=""><text:span text:style-name="a598" text:class-names="">NE</text:span><text:span text:style-name="a599" text:class-names="">W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8622in" svg:y="5.37401in" svg:width="1.5748in" svg:height="0.7874in" draw:id="id69" draw:style-name="a605" draw:name="Rectangle 7">
          <svg:title/>
          <svg:desc/>
          <text:p text:style-name="a604" text:class-names="" text:cond-style-name=""><text:span text:style-name="a602" text:class-names="">SCOR</text:span><text:span text:style-name="a603" text:class-names="">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3582in" svg:y="9.76383in" svg:width="1.5748in" svg:height="0.7874in" draw:id="id70" draw:style-name="a611" draw:name="Rectangle 8">
          <svg:title/>
          <svg:desc/>
          <text:p text:style-name="a610" text:class-names="" text:cond-style-name=""><text:span text:style-name="a606" text:class-names="">FIN</text:span><text:span text:style-name="a607" text:class-names=""><text:s text:c="1"/></text:span><text:span text:style-name="a608" text:class-names="">PARTI</text:span><text:span text:style-name="a609" text:class-names="">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3582in" svg:y="7.56892in" svg:width="1.5748in" svg:height="0.7874in" draw:id="id71" draw:style-name="a615" draw:name="Rectangle 9">
          <svg:title/>
          <svg:desc/>
          <text:p text:style-name="a614" text:class-names="" text:cond-style-name=""><text:span text:style-name="a612" text:class-names="">PARTI</text:span><text:span text:style-name="a613" text:class-names="">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74842in" svg:y1="3.65427in" draw:start-shape="id67" draw:start-glue-point="2" svg:x2="5.32322in" svg:y2="5.37401in" draw:end-shape="id68" draw:end-glue-point="0" draw:id="id72" draw:style-name="a617" draw:name="Connecteur droit avec flèche 11">
          <svg:title/>
          <svg:desc/>
        </draw:connector>
        <draw:connector draw:type="line" svg:x1="3.74842in" svg:y1="3.65427in" draw:start-shape="id67" draw:start-glue-point="2" svg:x2="2.17362in" svg:y2="5.37401in" draw:end-shape="id69" draw:end-glue-point="0" draw:id="id73" draw:style-name="a619" draw:name="Connecteur droit avec flèche 12">
          <svg:title/>
          <svg:desc/>
        </draw:connector>
        <draw:connector draw:type="line" svg:x1="5.32322in" svg:y1="6.16142in" draw:start-shape="id68" draw:start-glue-point="2" svg:x2="5.32322in" svg:y2="7.56892in" draw:end-shape="id71" draw:end-glue-point="0" draw:id="id74" draw:style-name="a621" draw:name="Connecteur droit avec flèche 15">
          <svg:title/>
          <svg:desc/>
        </draw:connector>
        <draw:connector draw:type="line" svg:x1="5.32322in" svg:y1="8.35632in" draw:start-shape="id71" draw:start-glue-point="2" svg:x2="5.32322in" svg:y2="9.76383in" draw:end-shape="id70" draw:end-glue-point="0" draw:id="id75" draw:style-name="a623" draw:name="Connecteur droit avec flèche 18">
          <svg:title/>
          <svg:desc/>
        </draw:connector>
        <draw:connector draw:type="curve" svg:x1="2.17362in" svg:y1="6.16142in" draw:start-shape="id70" draw:start-glue-point="3" svg:x2="4.53582in" svg:y2="10.15753in" draw:end-shape="id69" draw:end-glue-point="2" draw:id="id76" draw:style-name="a625" draw:transform="translate(-3.35472in -8.15947in) rotate(-3.14159) translate(3.35472in 8.15947in)" draw:name="Connecteur : en arc 22">
          <svg:title/>
          <svg:desc/>
        </draw:connector>
        <draw:connector draw:type="curve" svg:x1="4.53582in" svg:y1="7.96262in" draw:start-shape="id70" draw:start-glue-point="3" svg:x2="4.54971in" svg:y2="10.15753in" draw:end-shape="id71" draw:end-glue-point="3" draw:id="id77" draw:style-name="a627" draw:transform="translate(-4.54277in -9.06008in) rotate(-3.14159) translate(4.54277in 9.06008in)" draw:name="Connecteur : en arc 24">
          <svg:title/>
          <svg:desc/>
        </draw:connector>
        <draw:connector draw:type="curve" svg:x1="3.74842in" svg:y1="2.86687in" draw:start-shape="id70" draw:start-glue-point="3" svg:x2="4.53582in" svg:y2="10.15753in" draw:end-shape="id67" draw:end-glue-point="0" draw:id="id78" draw:style-name="a629" draw:transform="translate(-4.14212in -6.5122in) rotate(-3.14159) translate(4.14212in 6.5122in)" draw:name="Connecteur : en arc 27">
          <svg:title/>
          <svg:desc/>
        </draw:connector>
        <draw:custom-shape svg:x="6.11062in" svg:y="7.66087in" svg:width="0.42386in" svg:height="0.60349in" draw:id="id79" draw:style-name="a632" draw:name="Flèche : courbe vers la gauche 30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path-stretchpoint-x="21600" draw:path-stretchpoint-y="21600" draw:type="non-primitive" svg:viewBox="0 0 21600 21600" draw:enhanced-path="S M ?f3 ?f39 L ?f40 ?f36 ?f40 ?f32 A ?f97 ?f98 ?f99 ?f100 ?f40 ?f32 ?f94 ?f96  W ?f101 ?f102 ?f103 ?f104 ?f40 ?f32 ?f94 ?f96 A ?f144 ?f145 ?f146 ?f147 ?f94 ?f96 ?f141 ?f143  W ?f148 ?f149 ?f150 ?f151 ?f94 ?f96 ?f141 ?f143 L ?f40 ?f37 Z N S M ?f4 ?f26 A ?f191 ?f192 ?f193 ?f194 ?f4 ?f26 ?f188 ?f190  W ?f195 ?f196 ?f197 ?f198 ?f4 ?f26 ?f188 ?f190 L ?f3 ?f5 A ?f238 ?f239 ?f240 ?f241 ?f3 ?f5 ?f235 ?f237  W ?f242 ?f243 ?f244 ?f245 ?f3 ?f5 ?f235 ?f237 Z N F M ?f4 ?f26 A ?f191 ?f192 ?f193 ?f194 ?f4 ?f26 ?f188 ?f190  W ?f195 ?f196 ?f197 ?f198 ?f4 ?f26 ?f188 ?f190 L ?f3 ?f5 A ?f238 ?f239 ?f240 ?f241 ?f3 ?f5 ?f235 ?f237  W ?f242 ?f243 ?f244 ?f245 ?f3 ?f5 ?f235 ?f237 L ?f4 ?f26 A ?f266 ?f267 ?f268 ?f269 ?f4 ?f26 ?f263 ?f265  W ?f270 ?f271 ?f272 ?f273 ?f4 ?f26 ?f263 ?f265 L ?f40 ?f37 ?f3 ?f39 ?f40 ?f36 ?f40 ?f32 A ?f97 ?f98 ?f99 ?f100 ?f40 ?f32 ?f94 ?f96  W ?f101 ?f102 ?f103 ?f104 ?f40 ?f32 ?f94 ?f96 N" draw:text-areas="?f3 ?f5 ?f4 ?f6" draw:glue-points="?f3 ?f48 ?f40 ?f36 ?f3 ?f39 ?f40 ?f37 ?f4 ?f47" draw:glue-point-leaving-directions="-270, -270, -90.002, -180, -90" draw:modifiers="25000 50000 25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4 - ?f3"/>
            <draw:equation draw:name="f10" draw:formula="min(?f9, ?f7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10 * ?f12 / 100000"/>
            <draw:equation draw:name="f16" draw:formula="(?f14 + ?f15) / 4"/>
            <draw:equation draw:name="f17" draw:formula="?f8 - ?f16"/>
            <draw:equation draw:name="f18" draw:formula="?f17 * 2"/>
            <draw:equation draw:name="f19" draw:formula="?f18 * ?f18"/>
            <draw:equation draw:name="f20" draw:formula="?f14 * ?f14"/>
            <draw:equation draw:name="f21" draw:formula="?f19 - ?f20"/>
            <draw:equation draw:name="f22" draw:formula="sqrt(?f21)"/>
            <draw:equation draw:name="f23" draw:formula="?f22 * ?f9 / ?f18"/>
            <draw:equation draw:name="f24" draw:formula="$2"/>
            <draw:equation draw:name="f25" draw:formula="?f10 * ?f24 / 100000"/>
            <draw:equation draw:name="f26" draw:formula="?f17 + ?f14"/>
            <draw:equation draw:name="f27" draw:formula="?f9 * ?f9"/>
            <draw:equation draw:name="f28" draw:formula="?f25 * ?f25"/>
            <draw:equation draw:name="f29" draw:formula="?f27 - ?f28"/>
            <draw:equation draw:name="f30" draw:formula="sqrt(?f29)"/>
            <draw:equation draw:name="f31" draw:formula="?f30 * ?f17 / ?f9"/>
            <draw:equation draw:name="f32" draw:formula="?f17 + ?f31"/>
            <draw:equation draw:name="f33" draw:formula="?f26 + ?f31"/>
            <draw:equation draw:name="f34" draw:formula="?f15 - ?f14"/>
            <draw:equation draw:name="f35" draw:formula="?f34 / 2"/>
            <draw:equation draw:name="f36" draw:formula="?f32 - ?f35"/>
            <draw:equation draw:name="f37" draw:formula="?f33 + ?f35"/>
            <draw:equation draw:name="f38" draw:formula="?f15 / 2"/>
            <draw:equation draw:name="f39" draw:formula="?f6 - ?f38"/>
            <draw:equation draw:name="f40" draw:formula="?f3 + ?f25"/>
            <draw:equation draw:name="f41" draw:formula="0 - ?f25"/>
            <draw:equation draw:name="f42" draw:formula="0 - ?f31"/>
            <draw:equation draw:name="f43" draw:formula="atan2(?f41, ?f42)"/>
            <draw:equation draw:name="f44" draw:formula="0 - ?f43"/>
            <draw:equation draw:name="f45" draw:formula="?f44 * ?f1 / ?f11"/>
            <draw:equation draw:name="f46" draw:formula="?f45 - ?f2"/>
            <draw:equation draw:name="f47" draw:formula="(?f17 + ?f26) / 2"/>
            <draw:equation draw:name="f48" draw:formula="?f14 / 2"/>
            <draw:equation draw:name="f49" draw:formula="0 - ?f23"/>
            <draw:equation draw:name="f50" draw:formula="0 - ?f48"/>
            <draw:equation draw:name="f51" draw:formula="atan2(?f49, ?f50)"/>
            <draw:equation draw:name="f52" draw:formula="0 - ?f51"/>
            <draw:equation draw:name="f53" draw:formula="?f52 * ?f1 / ?f11"/>
            <draw:equation draw:name="f54" draw:formula="?f53 - ?f2"/>
            <draw:equation draw:name="f55" draw:formula="?f54 - ?f46"/>
            <draw:equation draw:name="f56" draw:formula="?f46 + ?f54"/>
            <draw:equation draw:name="f57" draw:formula="0 - ?f54"/>
            <draw:equation draw:name="f58" draw:formula="21550000 - ?f55"/>
            <draw:equation draw:name="f59" draw:formula="if(?f58, ?f55, 21550000)"/>
            <draw:equation draw:name="f60" draw:formula="-21550000 - ?f59"/>
            <draw:equation draw:name="f61" draw:formula="if(?f60, -21550000, ?f59)"/>
            <draw:equation draw:name="f62" draw:formula="?f46 + ?f61"/>
            <draw:equation draw:name="f63" draw:formula="?f46 + ?f2"/>
            <draw:equation draw:name="f64" draw:formula="?f63 * ?f11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9"/>
            <draw:equation draw:name="f69" draw:formula="sin(?f65)"/>
            <draw:equation draw:name="f70" draw:formula="0 - ?f69"/>
            <draw:equation draw:name="f71" draw:formula="?f70 * ?f17"/>
            <draw:equation draw:name="f72" draw:formula="sqrt(?f68 * ?f68 + ?f71 * ?f71 + 0 * 0)"/>
            <draw:equation draw:name="f73" draw:formula="?f9 * ?f17 / ?f72"/>
            <draw:equation draw:name="f74" draw:formula="?f70 * ?f73"/>
            <draw:equation draw:name="f75" draw:formula="?f40 - ?f74"/>
            <draw:equation draw:name="f76" draw:formula="?f67 * ?f73"/>
            <draw:equation draw:name="f77" draw:formula="?f32 - ?f76"/>
            <draw:equation draw:name="f78" draw:formula="?f75 - ?f9"/>
            <draw:equation draw:name="f79" draw:formula="?f77 - ?f17"/>
            <draw:equation draw:name="f80" draw:formula="?f75 + ?f9"/>
            <draw:equation draw:name="f81" draw:formula="?f77 + ?f17"/>
            <draw:equation draw:name="f82" draw:formula="?f62 + ?f2"/>
            <draw:equation draw:name="f83" draw:formula="?f82 * ?f11 / ?f1"/>
            <draw:equation draw:name="f84" draw:formula="0 - ?f83"/>
            <draw:equation draw:name="f85" draw:formula="cos(?f84)"/>
            <draw:equation draw:name="f86" draw:formula="0 - ?f85"/>
            <draw:equation draw:name="f87" draw:formula="?f86 * ?f9"/>
            <draw:equation draw:name="f88" draw:formula="sin(?f84)"/>
            <draw:equation draw:name="f89" draw:formula="0 - ?f88"/>
            <draw:equation draw:name="f90" draw:formula="?f89 * ?f17"/>
            <draw:equation draw:name="f91" draw:formula="sqrt(?f87 * ?f87 + ?f90 * ?f90 + 0 * 0)"/>
            <draw:equation draw:name="f92" draw:formula="?f9 * ?f17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40, ?f78)"/>
            <draw:equation draw:name="f98" draw:formula="if(?f61, ?f32, ?f79)"/>
            <draw:equation draw:name="f99" draw:formula="if(?f61, ?f40, ?f80)"/>
            <draw:equation draw:name="f100" draw:formula="if(?f61, ?f32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6"/>
            <draw:equation draw:name="f106" draw:formula="if(?f105, ?f56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2"/>
            <draw:equation draw:name="f111" draw:formula="?f110 * ?f11 / ?f1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9"/>
            <draw:equation draw:name="f116" draw:formula="sin(?f112)"/>
            <draw:equation draw:name="f117" draw:formula="0 - ?f116"/>
            <draw:equation draw:name="f118" draw:formula="?f117 * ?f17"/>
            <draw:equation draw:name="f119" draw:formula="sqrt(?f115 * ?f115 + ?f118 * ?f118 + 0 * 0)"/>
            <draw:equation draw:name="f120" draw:formula="?f9 * ?f17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9"/>
            <draw:equation draw:name="f126" draw:formula="?f124 - ?f17"/>
            <draw:equation draw:name="f127" draw:formula="?f122 + ?f9"/>
            <draw:equation draw:name="f128" draw:formula="?f124 + ?f17"/>
            <draw:equation draw:name="f129" draw:formula="?f109 + ?f2"/>
            <draw:equation draw:name="f130" draw:formula="?f129 * ?f11 / ?f1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9"/>
            <draw:equation draw:name="f135" draw:formula="sin(?f131)"/>
            <draw:equation draw:name="f136" draw:formula="0 - ?f135"/>
            <draw:equation draw:name="f137" draw:formula="?f136 * ?f17"/>
            <draw:equation draw:name="f138" draw:formula="sqrt(?f134 * ?f134 + ?f137 * ?f137 + 0 * 0)"/>
            <draw:equation draw:name="f139" draw:formula="?f9 * ?f17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-5400000"/>
            <draw:equation draw:name="f153" draw:formula="if(?f152, -5400000, 21550000)"/>
            <draw:equation draw:name="f154" draw:formula="-21550000 - ?f153"/>
            <draw:equation draw:name="f155" draw:formula="if(?f154, -21550000, ?f153)"/>
            <draw:equation draw:name="f156" draw:formula="0 + ?f155"/>
            <draw:equation draw:name="f157" draw:formula="0 + ?f2"/>
            <draw:equation draw:name="f158" draw:formula="?f157 * ?f11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9"/>
            <draw:equation draw:name="f163" draw:formula="sin(?f159)"/>
            <draw:equation draw:name="f164" draw:formula="0 - ?f163"/>
            <draw:equation draw:name="f165" draw:formula="?f164 * ?f17"/>
            <draw:equation draw:name="f166" draw:formula="sqrt(?f162 * ?f162 + ?f165 * ?f165 + 0 * 0)"/>
            <draw:equation draw:name="f167" draw:formula="?f9 * ?f17 / ?f166"/>
            <draw:equation draw:name="f168" draw:formula="?f164 * ?f167"/>
            <draw:equation draw:name="f169" draw:formula="?f4 - ?f168"/>
            <draw:equation draw:name="f170" draw:formula="?f161 * ?f167"/>
            <draw:equation draw:name="f171" draw:formula="?f26 - ?f170"/>
            <draw:equation draw:name="f172" draw:formula="?f169 - ?f9"/>
            <draw:equation draw:name="f173" draw:formula="?f171 - ?f17"/>
            <draw:equation draw:name="f174" draw:formula="?f169 + ?f9"/>
            <draw:equation draw:name="f175" draw:formula="?f171 + ?f17"/>
            <draw:equation draw:name="f176" draw:formula="?f156 + ?f2"/>
            <draw:equation draw:name="f177" draw:formula="?f176 * ?f11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9"/>
            <draw:equation draw:name="f182" draw:formula="sin(?f178)"/>
            <draw:equation draw:name="f183" draw:formula="0 - ?f182"/>
            <draw:equation draw:name="f184" draw:formula="?f183 * ?f17"/>
            <draw:equation draw:name="f185" draw:formula="sqrt(?f181 * ?f181 + ?f184 * ?f184 + 0 * 0)"/>
            <draw:equation draw:name="f186" draw:formula="?f9 * ?f17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4, ?f172)"/>
            <draw:equation draw:name="f192" draw:formula="if(?f155, ?f26, ?f173)"/>
            <draw:equation draw:name="f193" draw:formula="if(?f155, ?f4, ?f174)"/>
            <draw:equation draw:name="f194" draw:formula="if(?f155, ?f26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?f2"/>
            <draw:equation draw:name="f200" draw:formula="if(?f199, ?f2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2"/>
            <draw:equation draw:name="f205" draw:formula="?f204 * ?f11 / ?f1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9"/>
            <draw:equation draw:name="f210" draw:formula="sin(?f206)"/>
            <draw:equation draw:name="f211" draw:formula="0 - ?f210"/>
            <draw:equation draw:name="f212" draw:formula="?f211 * ?f17"/>
            <draw:equation draw:name="f213" draw:formula="sqrt(?f209 * ?f209 + ?f212 * ?f212 + 0 * 0)"/>
            <draw:equation draw:name="f214" draw:formula="?f9 * ?f17 / ?f213"/>
            <draw:equation draw:name="f215" draw:formula="?f211 * ?f214"/>
            <draw:equation draw:name="f216" draw:formula="?f3 - ?f215"/>
            <draw:equation draw:name="f217" draw:formula="?f208 * ?f214"/>
            <draw:equation draw:name="f218" draw:formula="?f5 - ?f217"/>
            <draw:equation draw:name="f219" draw:formula="?f216 - ?f9"/>
            <draw:equation draw:name="f220" draw:formula="?f218 - ?f17"/>
            <draw:equation draw:name="f221" draw:formula="?f216 + ?f9"/>
            <draw:equation draw:name="f222" draw:formula="?f218 + ?f17"/>
            <draw:equation draw:name="f223" draw:formula="?f203 + ?f2"/>
            <draw:equation draw:name="f224" draw:formula="?f223 * ?f11 / ?f1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9"/>
            <draw:equation draw:name="f229" draw:formula="sin(?f225)"/>
            <draw:equation draw:name="f230" draw:formula="0 - ?f229"/>
            <draw:equation draw:name="f231" draw:formula="?f230 * ?f17"/>
            <draw:equation draw:name="f232" draw:formula="sqrt(?f228 * ?f228 + ?f231 * ?f231 + 0 * 0)"/>
            <draw:equation draw:name="f233" draw:formula="?f9 * ?f17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3, ?f219)"/>
            <draw:equation draw:name="f239" draw:formula="if(?f202, ?f5, ?f220)"/>
            <draw:equation draw:name="f240" draw:formula="if(?f202, ?f3, ?f221)"/>
            <draw:equation draw:name="f241" draw:formula="if(?f202, ?f5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21550000 - ?f46"/>
            <draw:equation draw:name="f247" draw:formula="if(?f246, ?f46, 21550000)"/>
            <draw:equation draw:name="f248" draw:formula="-21550000 - ?f247"/>
            <draw:equation draw:name="f249" draw:formula="if(?f248, -21550000, ?f247)"/>
            <draw:equation draw:name="f250" draw:formula="0 + ?f249"/>
            <draw:equation draw:name="f251" draw:formula="?f250 + ?f2"/>
            <draw:equation draw:name="f252" draw:formula="?f251 * ?f11 / ?f1"/>
            <draw:equation draw:name="f253" draw:formula="0 - ?f252"/>
            <draw:equation draw:name="f254" draw:formula="cos(?f253)"/>
            <draw:equation draw:name="f255" draw:formula="0 - ?f254"/>
            <draw:equation draw:name="f256" draw:formula="?f255 * ?f9"/>
            <draw:equation draw:name="f257" draw:formula="sin(?f253)"/>
            <draw:equation draw:name="f258" draw:formula="0 - ?f257"/>
            <draw:equation draw:name="f259" draw:formula="?f258 * ?f17"/>
            <draw:equation draw:name="f260" draw:formula="sqrt(?f256 * ?f256 + ?f259 * ?f259 + 0 * 0)"/>
            <draw:equation draw:name="f261" draw:formula="?f9 * ?f17 / ?f260"/>
            <draw:equation draw:name="f262" draw:formula="?f258 * ?f261"/>
            <draw:equation draw:name="f263" draw:formula="?f169 + ?f262"/>
            <draw:equation draw:name="f264" draw:formula="?f255 * ?f261"/>
            <draw:equation draw:name="f265" draw:formula="?f171 + ?f264"/>
            <draw:equation draw:name="f266" draw:formula="if(?f249, ?f4, ?f172)"/>
            <draw:equation draw:name="f267" draw:formula="if(?f249, ?f26, ?f173)"/>
            <draw:equation draw:name="f268" draw:formula="if(?f249, ?f4, ?f174)"/>
            <draw:equation draw:name="f269" draw:formula="if(?f249, ?f26, ?f175)"/>
            <draw:equation draw:name="f270" draw:formula="if(?f249, ?f172, ?f263)"/>
            <draw:equation draw:name="f271" draw:formula="if(?f249, ?f173, ?f265)"/>
            <draw:equation draw:name="f272" draw:formula="if(?f249, ?f174, ?f263)"/>
            <draw:equation draw:name="f273" draw:formula="if(?f249, ?f175, ?f265)"/>
          </draw:enhanced-geometry>
        </draw:custom-shape>
        <draw:connector draw:type="curve" svg:x1="4.53582in" svg:y1="3.26057in" draw:start-shape="id71" draw:start-glue-point="3" svg:x2="4.54971in" svg:y2="7.96262in" draw:end-shape="id67" draw:end-glue-point="1" draw:id="id80" draw:style-name="a634" draw:transform="translate(-4.54277in -5.6116in) rotate(-3.14159) translate(4.54277in 5.6116in)" draw:name="Connecteur : en arc 32">
          <svg:title/>
          <svg:desc/>
        </draw:connector>
        <draw:connector draw:type="curve" svg:x1="6.11062in" svg:y1="5.76771in" draw:start-shape="id68" draw:start-glue-point="1" svg:x2="4.53582in" svg:y2="3.26057in" draw:end-shape="id67" draw:end-glue-point="1" draw:id="id81" draw:style-name="a636" draw:name="Connecteur : en arc 41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5625in" svg:y="2.1821in" svg:width="6.375in" svg:height="4.64198in"/>
      <presentation:placeholder presentation:object="subtitle" svg:x="0.9375in" svg:y="7.00309in" svg:width="5.625in" svg:height="3.21913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2" style:display-name="Titre et contenu">
      <presentation:placeholder presentation:object="title" svg:x="0.51563in" svg:y="0.70988in" svg:width="6.46875in" svg:height="2.57716in"/>
      <presentation:placeholder presentation:object="object" svg:x="0.51563in" svg:y="3.54938in" svg:width="6.46875in" svg:height="8.4598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3" style:display-name="Titre de section">
      <presentation:placeholder presentation:object="title" svg:x="0.51172in" svg:y="3.32408in" svg:width="6.46875in" svg:height="5.54629in"/>
      <presentation:placeholder presentation:object="outline" svg:x="0.51172in" svg:y="8.92284in" svg:width="6.46875in" svg:height="2.91667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4" style:display-name="Deux contenus">
      <presentation:placeholder presentation:object="title" svg:x="0.51563in" svg:y="0.70988in" svg:width="6.46875in" svg:height="2.57716in"/>
      <presentation:placeholder presentation:object="object" svg:x="0.51563in" svg:y="3.54938in" svg:width="3.1875in" svg:height="8.45988in"/>
      <presentation:placeholder presentation:object="object" svg:x="3.79688in" svg:y="3.54938in" svg:width="3.1875in" svg:height="8.4598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5" style:display-name="Comparaison">
      <presentation:placeholder presentation:object="title" svg:x="0.5166in" svg:y="0.70988in" svg:width="6.46875in" svg:height="2.57716in"/>
      <presentation:placeholder presentation:object="outline" svg:x="0.5166in" svg:y="3.26852in" svg:width="3.17285in" svg:height="1.60185in"/>
      <presentation:placeholder presentation:object="object" svg:x="0.5166in" svg:y="4.87037in" svg:width="3.17285in" svg:height="7.16358in"/>
      <presentation:placeholder presentation:object="outline" svg:x="3.79688in" svg:y="3.26852in" svg:width="3.18848in" svg:height="1.60185in"/>
      <presentation:placeholder presentation:object="object" svg:x="3.79688in" svg:y="4.87037in" svg:width="3.18848in" svg:height="7.1635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6" style:display-name="Titre seul">
      <presentation:placeholder presentation:object="title" svg:x="0.51563in" svg:y="0.70988in" svg:width="6.46875in" svg:height="2.57716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7" style:display-name="Vide"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8" style:display-name="Contenu avec légende">
      <presentation:placeholder presentation:object="title" svg:x="0.5166in" svg:y="0.88889in" svg:width="2.41895in" svg:height="3.11111in"/>
      <presentation:placeholder presentation:object="object" svg:x="3.18848in" svg:y="1.91976in" svg:width="3.79688in" svg:height="9.47531in"/>
      <presentation:placeholder presentation:object="outline" svg:x="0.5166in" svg:y="4in" svg:width="2.41895in" svg:height="7.41049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9" style:display-name="Image avec légende">
      <presentation:placeholder presentation:object="title" svg:x="0.5166in" svg:y="0.88889in" svg:width="2.41895in" svg:height="3.11111in"/>
      <presentation:placeholder presentation:object="graphic" svg:x="3.18848in" svg:y="1.91976in" svg:width="3.79688in" svg:height="9.47531in"/>
      <presentation:placeholder presentation:object="outline" svg:x="0.5166in" svg:y="4in" svg:width="2.41895in" svg:height="7.41049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10" style:display-name="Titre et texte vertical">
      <presentation:placeholder presentation:object="title" svg:x="0.51563in" svg:y="0.70988in" svg:width="6.46875in" svg:height="2.57716in"/>
      <presentation:placeholder presentation:object="outline" svg:x="0.51563in" svg:y="3.54938in" svg:width="6.46875in" svg:height="8.4598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11" style:display-name="Titre vertical et texte">
      <presentation:placeholder presentation:object="title" svg:x="5.36719in" svg:y="0.70988in" svg:width="1.61719in" svg:height="11.29938in"/>
      <presentation:placeholder presentation:object="outline" svg:x="0.51563in" svg:y="0.70988in" svg:width="4.75781in" svg:height="11.2993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18" svg:viewBox="0 0 20 30" svg:d="m10 0-10 30h20z"/>
    <draw:marker draw:name="a635" svg:viewBox="0 0 20 30" svg:d="m10 0-10 30h20z"/>
    <draw:marker draw:name="a624" svg:viewBox="0 0 20 30" svg:d="m10 0-10 30h20z"/>
    <draw:marker draw:name="a626" svg:viewBox="0 0 20 30" svg:d="m10 0-10 30h20z"/>
    <draw:marker draw:name="a620" svg:viewBox="0 0 20 30" svg:d="m10 0-10 30h20z"/>
    <draw:marker draw:name="a616" svg:viewBox="0 0 20 30" svg:d="m10 0-10 30h20z"/>
    <draw:marker draw:name="a633" svg:viewBox="0 0 20 30" svg:d="m10 0-10 30h20z"/>
    <draw:marker draw:name="a628" svg:viewBox="0 0 20 30" svg:d="m10 0-10 30h20z"/>
    <draw:marker draw:name="a622" svg:viewBox="0 0 20 30" svg:d="m10 0-10 30h20z"/>
  </office:styles>
  <office:automatic-styles>
    <style:page-layout style:name="pageLayout1">
      <style:page-layout-properties fo:page-width="7.5in" fo:page-height="13.33333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Title Placeholder 1" svg:x="0.51563in" svg:y="0.70988in" svg:width="6.46875in" svg:height="2.57716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0.51563in" svg:y="3.54938in" svg:width="6.46875in" svg:height="8.459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1563in" svg:y="12.35803in" svg:width="1.6875in" svg:height="0.70988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2.48438in" svg:y="12.35803in" svg:width="2.53125in" svg:height="0.70988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5.29688in" svg:y="12.35803in" svg:width="1.6875in" svg:height="0.70988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le 1" svg:x="0.5625in" svg:y="2.1821in" svg:width="6.375in" svg:height="4.64198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ubtitle 2" svg:x="0.9375in" svg:y="7.00309in" svg:width="5.625in" svg:height="3.21913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Date Placeholder 3" svg:x="0.51563in" svg:y="12.35803in" svg:width="1.6875in" svg:height="0.70988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2.48438in" svg:y="12.35803in" svg:width="2.53125in" svg:height="0.70988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5.29688in" svg:y="12.35803in" svg:width="1.6875in" svg:height="0.70988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le 1" svg:x="0.51563in" svg:y="0.70988in" svg:width="6.46875in" svg:height="2.57716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Content Placeholder 2" svg:x="0.51563in" svg:y="3.54938in" svg:width="6.46875in" svg:height="8.4598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1563in" svg:y="12.35803in" svg:width="1.6875in" svg:height="0.70988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2.48438in" svg:y="12.35803in" svg:width="2.53125in" svg:height="0.70988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5.29688in" svg:y="12.35803in" svg:width="1.6875in" svg:height="0.70988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le 1" svg:x="0.51172in" svg:y="3.32408in" svg:width="6.46875in" svg:height="5.5462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Text Placeholder 2" svg:x="0.51172in" svg:y="8.92284in" svg:width="6.46875in" svg:height="2.91667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Date Placeholder 3" svg:x="0.51563in" svg:y="12.35803in" svg:width="1.6875in" svg:height="0.70988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2.48438in" svg:y="12.35803in" svg:width="2.53125in" svg:height="0.70988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5.29688in" svg:y="12.35803in" svg:width="1.6875in" svg:height="0.70988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le 1" svg:x="0.51563in" svg:y="0.70988in" svg:width="6.46875in" svg:height="2.57716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Content Placeholder 2" svg:x="0.51563in" svg:y="3.54938in" svg:width="3.1875in" svg:height="8.4598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3.79688in" svg:y="3.54938in" svg:width="3.1875in" svg:height="8.4598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1563in" svg:y="12.35803in" svg:width="1.6875in" svg:height="0.70988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2.48438in" svg:y="12.35803in" svg:width="2.53125in" svg:height="0.70988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5.29688in" svg:y="12.35803in" svg:width="1.6875in" svg:height="0.70988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le 1" svg:x="0.5166in" svg:y="0.70988in" svg:width="6.46875in" svg:height="2.57716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Text Placeholder 2" svg:x="0.5166in" svg:y="3.26852in" svg:width="3.17285in" svg:height="1.6018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Content Placeholder 3" svg:x="0.5166in" svg:y="4.87037in" svg:width="3.17285in" svg:height="7.1635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3.79688in" svg:y="3.26852in" svg:width="3.18848in" svg:height="1.6018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Content Placeholder 5" svg:x="3.79688in" svg:y="4.87037in" svg:width="3.18848in" svg:height="7.1635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1563in" svg:y="12.35803in" svg:width="1.6875in" svg:height="0.70988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2.48438in" svg:y="12.35803in" svg:width="2.53125in" svg:height="0.70988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5.29688in" svg:y="12.35803in" svg:width="1.6875in" svg:height="0.70988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le 1" svg:x="0.51563in" svg:y="0.70988in" svg:width="6.46875in" svg:height="2.57716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Date Placeholder 2" svg:x="0.51563in" svg:y="12.35803in" svg:width="1.6875in" svg:height="0.70988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2.48438in" svg:y="12.35803in" svg:width="2.53125in" svg:height="0.70988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5.29688in" svg:y="12.35803in" svg:width="1.6875in" svg:height="0.70988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Date Placeholder 1" svg:x="0.51563in" svg:y="12.35803in" svg:width="1.6875in" svg:height="0.70988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2.48438in" svg:y="12.35803in" svg:width="2.53125in" svg:height="0.70988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5.29688in" svg:y="12.35803in" svg:width="1.6875in" svg:height="0.70988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le 1" svg:x="0.5166in" svg:y="0.88889in" svg:width="2.41895in" svg:height="3.11111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Content Placeholder 2" svg:x="3.18848in" svg:y="1.91976in" svg:width="3.79688in" svg:height="9.47531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166in" svg:y="4in" svg:width="2.41895in" svg:height="7.41049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Date Placeholder 4" svg:x="0.51563in" svg:y="12.35803in" svg:width="1.6875in" svg:height="0.70988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2.48438in" svg:y="12.35803in" svg:width="2.53125in" svg:height="0.70988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5.29688in" svg:y="12.35803in" svg:width="1.6875in" svg:height="0.70988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le 1" svg:x="0.5166in" svg:y="0.88889in" svg:width="2.41895in" svg:height="3.11111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6" draw:name="Picture Placeholder 2" svg:x="3.18848in" svg:y="1.91976in" svg:width="3.79688in" svg:height="9.47531in" presentation:class="graphic" presentation:placeholder="false">
        <draw:text-box>
          <text:p text:style-name="a295" text:class-names="" text:cond-style-name=""><text:span text:style-name="a293" text:class-names="">Cliquez sur l'icône pour ajouter une image</text:span><text:span text:style-name="a294" text:class-names=""/></text:p>
        </draw:text-box>
        <svg:title/>
        <svg:desc/>
      </draw:frame>
      <draw:frame draw:id="id49" presentation:style-name="a300" draw:name="Text Placeholder 3" svg:x="0.5166in" svg:y="4in" svg:width="2.41895in" svg:height="7.41049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5" draw:name="Date Placeholder 4" svg:x="0.51563in" svg:y="12.35803in" svg:width="1.6875in" svg:height="0.70988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</draw:text-box>
        <svg:title/>
        <svg:desc/>
      </draw:frame>
      <draw:frame draw:id="id51" presentation:style-name="a308" draw:name="Footer Placeholder 5" svg:x="2.48438in" svg:y="12.35803in" svg:width="2.53125in" svg:height="0.7098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5.29688in" svg:y="12.35803in" svg:width="1.6875in" svg:height="0.70988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3">
      <draw:frame draw:id="id53" presentation:style-name="a317" draw:name="Title 1" svg:x="0.51563in" svg:y="0.70988in" svg:width="6.46875in" svg:height="2.57716in" presentation:class="title" presentation:placeholder="false">
        <draw:text-box>
          <text:p text:style-name="a316" text:class-names="" text:cond-style-name=""><text:span text:style-name="a314" text:class-names="">Modifiez le style du titre</text:span><text:span text:style-name="a315" text:class-names=""/></text:p>
        </draw:text-box>
        <svg:title/>
        <svg:desc/>
      </draw:frame>
      <draw:frame draw:id="id54" presentation:style-name="a334" draw:name="Vertical Text Placeholder 2" svg:x="0.51563in" svg:y="3.54938in" svg:width="6.46875in" svg:height="8.4598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quez pour modifier les styles du texte du masque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Deuxième niveau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Cinquième niveau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51563in" svg:y="12.35803in" svg:width="1.6875in" svg:height="0.70988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/></text:span><text:span text:style-name="a337" text:class-names=""/></text:p>
        </draw:text-box>
        <svg:title/>
        <svg:desc/>
      </draw:frame>
      <draw:frame draw:id="id56" presentation:style-name="a342" draw:name="Footer Placeholder 4" svg:x="2.48438in" svg:y="12.35803in" svg:width="2.53125in" svg:height="0.70988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5.29688in" svg:y="12.35803in" svg:width="1.6875in" svg:height="0.70988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/></text:span><text:span text:style-name="a344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7">
      <draw:frame draw:id="id58" presentation:style-name="a351" draw:name="Vertical Title 1" svg:x="5.36719in" svg:y="0.70988in" svg:width="1.61719in" svg:height="11.29938in" presentation:class="title" presentation:placeholder="false">
        <draw:text-box>
          <text:p text:style-name="a350" text:class-names="" text:cond-style-name=""><text:span text:style-name="a348" text:class-names="">Modifiez le style du titre</text:span><text:span text:style-name="a349" text:class-names=""/></text:p>
        </draw:text-box>
        <svg:title/>
        <svg:desc/>
      </draw:frame>
      <draw:frame draw:id="id59" presentation:style-name="a368" draw:name="Vertical Text Placeholder 2" svg:x="0.51563in" svg:y="0.70988in" svg:width="4.75781in" svg:height="11.29938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quez pour modifier les styles du texte du masque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Deuxième niveau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Cinquième niveau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51563in" svg:y="12.35803in" svg:width="1.6875in" svg:height="0.70988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/></text:span><text:span text:style-name="a371" text:class-names=""/></text:p>
        </draw:text-box>
        <svg:title/>
        <svg:desc/>
      </draw:frame>
      <draw:frame draw:id="id61" presentation:style-name="a376" draw:name="Footer Placeholder 4" svg:x="2.48438in" svg:y="12.35803in" svg:width="2.53125in" svg:height="0.70988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5.29688in" svg:y="12.35803in" svg:width="1.6875in" svg:height="0.70988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tructure de l’Appli</dc:title>
    <meta:initial-creator>Maël Rhuin</meta:initial-creator>
    <dc:creator>Maël Rhuin</dc:creator>
    <meta:creation-date>2022-02-28T16:39:06Z</meta:creation-date>
    <dc:date>2022-02-28T17:20:09Z</dc:date>
    <meta:template xlink:href="Office%20Theme" xlink:type="simple"/>
    <meta:editing-cycles>1</meta:editing-cycles>
    <meta:editing-duration>PT2463S</meta:editing-duration>
    <meta:document-statistic meta:paragraph-count="68" meta:word-count="347"/>
  </office:meta>
</office:document-meta>
</file>